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26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4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8"/>
          <table:table-cell table:number-columns-repeated="42"/>
        </table:table-row>
        <table:table-row table:style-name="ro1">
          <table:table-cell table:number-columns-repeated="4"/>
          <table:table-cell table:style-name="ce8"/>
          <table:table-cell table:number-columns-repeated="42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MONOLITHIC -------- ignore = 0.07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42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ONOLITHIC -------- ignore = 0.10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Hybri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– single_rounds ignore=0.05 –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 -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 – TAKE 2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9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9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9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9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16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16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3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BASIC – single_rounds_rev WRONGimplem</text:p>
          </table:table-cell>
          <table:table-cell table:number-columns-repeated="4"/>
          <table:table-cell table:style-name="ce8" office:value-type="string" calcext:value-type="string">
            <text:p>Threshold BASIC – single_rounds_rev</text:p>
          </table:table-cell>
          <table:table-cell table:number-columns-repeated="5"/>
          <table:table-cell table:style-name="ce8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1:20:42.989966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3T11:22:50.160745169</dc:date>
    <meta:editing-duration>P2DT10H31M37S</meta:editing-duration>
    <meta:editing-cycles>407</meta:editing-cycles>
    <meta:generator>LibreOffice/5.1.6.2$Linux_X86_64 LibreOffice_project/10m0$Build-2</meta:generator>
    <meta:document-statistic meta:table-count="3" meta:cell-count="3061" meta:object-count="0"/>
  </office:meta>
</office:document-meta>
</file>